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ootcamp Fullstack Mrv </text:span></text:p>
      <text:p text:style-name="P2"/>
      <text:p text:style-name="Standard"><text:span text:style-name="T1">Mentoria: Aula 01 - Inaugural </text:span></text:p>
      <text:p text:style-name="P1"/>
      <text:p text:style-name="Standard"><text:span text:style-name="T2">Esta foi uma Live para iniciar o curso, dar as principais diretrizes e orientaçõe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22" meta:character-count="136" meta:non-whitespace-character-count="115"/>
    <meta:generator>LibreOfficeDev/6.0.5.2$Linux_X86_64 LibreOffice_project/</meta:generator>
  </office:meta>
</office:document-meta>
</file>